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Roboto" fo:font-size="11pt" style:font-size-asian="11pt" style:font-size-complex="11pt"/>
    </style:style>
    <style:style style:name="ce3" style:family="table-cell" style:parent-style-name="Default" style:data-style-name="N0">
      <style:text-properties style:font-name="Roboto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ivation functions" table:style-name="ta1">
        <table:shapes>
          <draw:frame draw:z-index="0" draw:style-name="gr1" draw:text-style-name="P1" svg:width="6.2988in" svg:height="3.5429in" svg:x="5.7701in" svg:y="0.6142in">
            <draw:object draw:notify-on-update-of-ranges="'activation functions'.A4:'activation functions'.A4 'activation functions'.A5:'activation functions'.A49 'activation functions'.D4:'activation functions'.D4 'activation functions'.D5:'activation functions'.D49 'activation functions'.A4:'activation functions'.A4 'activation functions'.A5:'activation functions'.A49 'activation functions'.E4:'activation functions'.E4 'activation functions'.E5:'activation functions'.E49 'activation functions'.A4:'activation functions'.A4 'activation functions'.A5:'activation functions'.A49 'activation functions'.F4:'activation functions'.F4 'activation functions'.F5:'activation functions'.F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number-columns-repeated="3"/>
          <table:table-cell office:value-type="string" calcext:value-type="string">
            <text:p>SELU ALPHA</text:p>
          </table:table-cell>
          <table:table-cell office:value-type="float" office:value="1.6733" calcext:value-type="float">
            <text:p>1.67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U GAMMA</text:p>
          </table:table-cell>
          <table:table-cell office:value-type="float" office:value="1.0507" calcext:value-type="float">
            <text:p>1.05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ELU</text:p>
          </table:table-cell>
          <table:table-cell office:value-type="string" calcext:value-type="string">
            <text:p>Swish</text:p>
          </table:table-cell>
          <table:table-cell table:number-columns-repeated="1018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1/(1+EXP(-1*[.A5]))" office:value-type="float" office:value="1.38389652673674E-087" calcext:value-type="float">
            <text:p>1.38389652673674E-87</text:p>
          </table:table-cell>
          <table:table-cell table:formula="of:=(2/(1+EXP(-2*[.A5]))) - 1" office:value-type="float" office:value="-1" calcext:value-type="float">
            <text:p>-1</text:p>
          </table:table-cell>
          <table:table-cell table:formula="of:=MAX(0;[.A5])" office:value-type="float" office:value="0" calcext:value-type="float">
            <text:p>0</text:p>
          </table:table-cell>
          <table:table-cell table:style-name="ce3" table:formula="of:=[.$E$2]*IF([.A5]&gt;0;[.A5];[.$E$1]*EXP([.A5])-[.$E$1])" office:value-type="float" office:value="-1.75813631" calcext:value-type="float">
            <text:p>-1.75813631</text:p>
          </table:table-cell>
          <table:table-cell table:formula="of:=[.A5]*[.B5]" office:value-type="float" office:value="-2.76779305347348E-085" calcext:value-type="float">
            <text:p>-2.76779305347348E-85</text:p>
          </table:table-cell>
          <table:table-cell table:number-columns-repeated="1018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1/(1+EXP(-1*[.A6]))" office:value-type="float" office:value="3.72007597602084E-044" calcext:value-type="float">
            <text:p>3.72007597602084E-44</text:p>
          </table:table-cell>
          <table:table-cell table:formula="of:=(2/(1+EXP(-2*[.A6]))) - 1" office:value-type="float" office:value="-1" calcext:value-type="float">
            <text:p>-1</text:p>
          </table:table-cell>
          <table:table-cell table:formula="of:=MAX(0;[.A6])" office:value-type="float" office:value="0" calcext:value-type="float">
            <text:p>0</text:p>
          </table:table-cell>
          <table:table-cell table:style-name="ce3" table:formula="of:=[.$E$2]*IF([.A6]&gt;0;[.A6];[.$E$1]*EXP([.A6])-[.$E$1])" office:value-type="float" office:value="-1.75813631" calcext:value-type="float">
            <text:p>-1.75813631</text:p>
          </table:table-cell>
          <table:table-cell table:formula="of:=[.A6]*[.B6]" office:value-type="float" office:value="-3.72007597602084E-042" calcext:value-type="float">
            <text:p>-3.72007597602084E-42</text:p>
          </table:table-cell>
          <table:table-cell table:number-columns-repeated="1018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1/(1+EXP(-1*[.A7]))" office:value-type="float" office:value="1.92874984796392E-022" calcext:value-type="float">
            <text:p>1.92874984796392E-22</text:p>
          </table:table-cell>
          <table:table-cell table:formula="of:=(2/(1+EXP(-2*[.A7]))) - 1" office:value-type="float" office:value="-1" calcext:value-type="float">
            <text:p>-1</text:p>
          </table:table-cell>
          <table:table-cell table:formula="of:=MAX(0;[.A7])" office:value-type="float" office:value="0" calcext:value-type="float">
            <text:p>0</text:p>
          </table:table-cell>
          <table:table-cell table:style-name="ce3" table:formula="of:=[.$E$2]*IF([.A7]&gt;0;[.A7];[.$E$1]*EXP([.A7])-[.$E$1])" office:value-type="float" office:value="-1.75813631" calcext:value-type="float">
            <text:p>-1.75813631</text:p>
          </table:table-cell>
          <table:table-cell table:formula="of:=[.A7]*[.B7]" office:value-type="float" office:value="-9.64374923981959E-021" calcext:value-type="float">
            <text:p>-9.64374923981959E-21</text:p>
          </table:table-cell>
          <table:table-cell table:number-columns-repeated="1018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1/(1+EXP(-1*[.A8]))" office:value-type="float" office:value="0.00000000206115361819" calcext:value-type="float">
            <text:p>2.0611536181902E-09</text:p>
          </table:table-cell>
          <table:table-cell table:formula="of:=(2/(1+EXP(-2*[.A8]))) - 1" office:value-type="float" office:value="-1" calcext:value-type="float">
            <text:p>-1</text:p>
          </table:table-cell>
          <table:table-cell table:formula="of:=MAX(0;[.A8])" office:value-type="float" office:value="0" calcext:value-type="float">
            <text:p>0</text:p>
          </table:table-cell>
          <table:table-cell table:style-name="ce3" table:formula="of:=[.$E$2]*IF([.A8]&gt;0;[.A8];[.$E$1]*EXP([.A8])-[.$E$1])" office:value-type="float" office:value="-1.75813630637621" calcext:value-type="float">
            <text:p>-1.75813630637621</text:p>
          </table:table-cell>
          <table:table-cell table:formula="of:=[.A8]*[.B8]" office:value-type="float" office:value="-0.0000000412230723638" calcext:value-type="float">
            <text:p>-4.12230723638041E-08</text:p>
          </table:table-cell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1/(1+EXP(-1*[.A9]))" office:value-type="float" office:value="0.0000453978687024344" calcext:value-type="float">
            <text:p>4.53978687024344E-05</text:p>
          </table:table-cell>
          <table:table-cell table:formula="of:=(2/(1+EXP(-2*[.A9]))) - 1" office:value-type="float" office:value="-0.999999995877693" calcext:value-type="float">
            <text:p>-0.999999995877693</text:p>
          </table:table-cell>
          <table:table-cell table:formula="of:=MAX(0;[.A9])" office:value-type="float" office:value="0" calcext:value-type="float">
            <text:p>0</text:p>
          </table:table-cell>
          <table:table-cell table:style-name="ce3" table:formula="of:=[.$E$2]*IF([.A9]&gt;0;[.A9];[.$E$1]*EXP([.A9])-[.$E$1])" office:value-type="float" office:value="-1.75805649073501" calcext:value-type="float">
            <text:p>-1.75805649073501</text:p>
          </table:table-cell>
          <table:table-cell table:formula="of:=[.A9]*[.B9]" office:value-type="float" office:value="-0.000453978687024344" calcext:value-type="float">
            <text:p>-0.000453978687024344</text:p>
          </table:table-cell>
          <table:table-cell table:number-columns-repeated="1018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1/(1+EXP(-1*[.A10]))" office:value-type="float" office:value="0.000335350130466478" calcext:value-type="float">
            <text:p>0.000335350130466478</text:p>
          </table:table-cell>
          <table:table-cell table:formula="of:=(2/(1+EXP(-2*[.A10]))) - 1" office:value-type="float" office:value="-0.999999774929676" calcext:value-type="float">
            <text:p>-0.999999774929676</text:p>
          </table:table-cell>
          <table:table-cell table:formula="of:=MAX(0;[.A10])" office:value-type="float" office:value="0" calcext:value-type="float">
            <text:p>0</text:p>
          </table:table-cell>
          <table:table-cell table:style-name="ce3" table:formula="of:=[.$E$2]*IF([.A10]&gt;0;[.A10];[.$E$1]*EXP([.A10])-[.$E$1])" office:value-type="float" office:value="-1.75754652097324" calcext:value-type="float">
            <text:p>-1.75754652097324</text:p>
          </table:table-cell>
          <table:table-cell table:formula="of:=[.A10]*[.B10]" office:value-type="float" office:value="-0.00268280104373182" calcext:value-type="float">
            <text:p>-0.00268280104373182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1/(1+EXP(-1*[.A11]))" office:value-type="float" office:value="0.00669285092428486" calcext:value-type="float">
            <text:p>0.00669285092428486</text:p>
          </table:table-cell>
          <table:table-cell table:formula="of:=(2/(1+EXP(-2*[.A11]))) - 1" office:value-type="float" office:value="-0.999909204262595" calcext:value-type="float">
            <text:p>-0.999909204262595</text:p>
          </table:table-cell>
          <table:table-cell table:formula="of:=MAX(0;[.A11])" office:value-type="float" office:value="0" calcext:value-type="float">
            <text:p>0</text:p>
          </table:table-cell>
          <table:table-cell table:style-name="ce3" table:formula="of:=[.$E$2]*IF([.A11]&gt;0;[.A11];[.$E$1]*EXP([.A11])-[.$E$1])" office:value-type="float" office:value="-1.74629008072605" calcext:value-type="float">
            <text:p>-1.74629008072605</text:p>
          </table:table-cell>
          <table:table-cell table:formula="of:=[.A11]*[.B11]" office:value-type="float" office:value="-0.0334642546214243" calcext:value-type="float">
            <text:p>-0.0334642546214243</text:p>
          </table:table-cell>
          <table:table-cell table:number-columns-repeated="1018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1/(1+EXP(-1*[.A12]))" office:value-type="float" office:value="0.0474258731775668" calcext:value-type="float">
            <text:p>0.0474258731775668</text:p>
          </table:table-cell>
          <table:table-cell table:formula="of:=(2/(1+EXP(-2*[.A12]))) - 1" office:value-type="float" office:value="-0.99505475368673" calcext:value-type="float">
            <text:p>-0.99505475368673</text:p>
          </table:table-cell>
          <table:table-cell table:formula="of:=MAX(0;[.A12])" office:value-type="float" office:value="0" calcext:value-type="float">
            <text:p>0</text:p>
          </table:table-cell>
          <table:table-cell table:style-name="ce3" table:formula="of:=[.$E$2]*IF([.A12]&gt;0;[.A12];[.$E$1]*EXP([.A12])-[.$E$1])" office:value-type="float" office:value="-1.67060385733401" calcext:value-type="float">
            <text:p>-1.67060385733401</text:p>
          </table:table-cell>
          <table:table-cell table:formula="of:=[.A12]*[.B12]" office:value-type="float" office:value="-0.1422776195327" calcext:value-type="float">
            <text:p>-0.1422776195327</text:p>
          </table:table-cell>
          <table:table-cell table:number-columns-repeated="1018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1/(1+EXP(-1*[.A13]))" office:value-type="float" office:value="0.119202922022118" calcext:value-type="float">
            <text:p>0.119202922022118</text:p>
          </table:table-cell>
          <table:table-cell table:formula="of:=(2/(1+EXP(-2*[.A13]))) - 1" office:value-type="float" office:value="-0.964027580075817" calcext:value-type="float">
            <text:p>-0.964027580075817</text:p>
          </table:table-cell>
          <table:table-cell table:formula="of:=MAX(0;[.A13])" office:value-type="float" office:value="0" calcext:value-type="float">
            <text:p>0</text:p>
          </table:table-cell>
          <table:table-cell table:style-name="ce3" table:formula="of:=[.$E$2]*IF([.A13]&gt;0;[.A13];[.$E$1]*EXP([.A13])-[.$E$1])" office:value-type="float" office:value="-1.52019843451758" calcext:value-type="float">
            <text:p>-1.52019843451758</text:p>
          </table:table-cell>
          <table:table-cell table:formula="of:=[.A13]*[.B13]" office:value-type="float" office:value="-0.238405844044235" calcext:value-type="float">
            <text:p>-0.238405844044235</text:p>
          </table:table-cell>
          <table:table-cell table:number-columns-repeated="1018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1/(1+EXP(-1*[.A14]))" office:value-type="float" office:value="0.268941421369995" calcext:value-type="float">
            <text:p>0.268941421369995</text:p>
          </table:table-cell>
          <table:table-cell table:formula="of:=(2/(1+EXP(-2*[.A14]))) - 1" office:value-type="float" office:value="-0.761594155955765" calcext:value-type="float">
            <text:p>-0.761594155955765</text:p>
          </table:table-cell>
          <table:table-cell table:formula="of:=MAX(0;[.A14])" office:value-type="float" office:value="0" calcext:value-type="float">
            <text:p>0</text:p>
          </table:table-cell>
          <table:table-cell table:style-name="ce3" table:formula="of:=[.$E$2]*IF([.A14]&gt;0;[.A14];[.$E$1]*EXP([.A14])-[.$E$1])" office:value-type="float" office:value="-1.11135410677398" calcext:value-type="float">
            <text:p>-1.11135410677398</text:p>
          </table:table-cell>
          <table:table-cell table:formula="of:=[.A14]*[.B14]" office:value-type="float" office:value="-0.268941421369995" calcext:value-type="float">
            <text:p>-0.26894142136999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(1+EXP(-1*[.A15]))" office:value-type="float" office:value="0.5" calcext:value-type="float">
            <text:p>0.5</text:p>
          </table:table-cell>
          <table:table-cell table:formula="of:=(2/(1+EXP(-2*[.A15]))) - 1" office:value-type="float" office:value="0" calcext:value-type="float">
            <text:p>0</text:p>
          </table:table-cell>
          <table:table-cell table:formula="of:=MAX(0;[.A15])" office:value-type="float" office:value="0" calcext:value-type="float">
            <text:p>0</text:p>
          </table:table-cell>
          <table:table-cell table:style-name="ce3" table:formula="of:=[.$E$2]*IF([.A15]&gt;0;[.A15];[.$E$1]*EXP([.A15])-[.$E$1])" office:value-type="float" office:value="0" calcext:value-type="float">
            <text:p>0</text:p>
          </table:table-cell>
          <table:table-cell table:formula="of:=[.A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/(1+EXP(-1*[.A16]))" office:value-type="float" office:value="0.622459331201855" calcext:value-type="float">
            <text:p>0.622459331201855</text:p>
          </table:table-cell>
          <table:table-cell table:formula="of:=(2/(1+EXP(-2*[.A16]))) - 1" office:value-type="float" office:value="0.46211715726001" calcext:value-type="float">
            <text:p>0.46211715726001</text:p>
          </table:table-cell>
          <table:table-cell table:formula="of:=MAX(0;[.A16])" office:value-type="float" office:value="0.5" calcext:value-type="float">
            <text:p>0.5</text:p>
          </table:table-cell>
          <table:table-cell table:style-name="ce3" table:formula="of:=[.$E$2]*IF([.A16]&gt;0;[.A16];[.$E$1]*EXP([.A16])-[.$E$1])" office:value-type="float" office:value="0.52535" calcext:value-type="float">
            <text:p>0.52535</text:p>
          </table:table-cell>
          <table:table-cell table:formula="of:=[.A16]*[.B16]" office:value-type="float" office:value="0.311229665600927" calcext:value-type="float">
            <text:p>0.311229665600927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/(1+EXP(-1*[.A17]))" office:value-type="float" office:value="0.710949502625004" calcext:value-type="float">
            <text:p>0.710949502625004</text:p>
          </table:table-cell>
          <table:table-cell table:formula="of:=(2/(1+EXP(-2*[.A17]))) - 1" office:value-type="float" office:value="0.716297870199025" calcext:value-type="float">
            <text:p>0.716297870199025</text:p>
          </table:table-cell>
          <table:table-cell table:formula="of:=MAX(0;[.A17])" office:value-type="float" office:value="0.9" calcext:value-type="float">
            <text:p>0.9</text:p>
          </table:table-cell>
          <table:table-cell table:style-name="ce3" table:formula="of:=[.$E$2]*IF([.A17]&gt;0;[.A17];[.$E$1]*EXP([.A17])-[.$E$1])" office:value-type="float" office:value="0.94563" calcext:value-type="float">
            <text:p>0.94563</text:p>
          </table:table-cell>
          <table:table-cell table:formula="of:=[.A17]*[.B17]" office:value-type="float" office:value="0.639854552362504" calcext:value-type="float">
            <text:p>0.639854552362504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/(1+EXP(-1*[.A18]))" office:value-type="float" office:value="0.817574476193644" calcext:value-type="float">
            <text:p>0.817574476193644</text:p>
          </table:table-cell>
          <table:table-cell table:formula="of:=(2/(1+EXP(-2*[.A18]))) - 1" office:value-type="float" office:value="0.905148253644867" calcext:value-type="float">
            <text:p>0.905148253644867</text:p>
          </table:table-cell>
          <table:table-cell table:formula="of:=MAX(0;[.A18])" office:value-type="float" office:value="1.5" calcext:value-type="float">
            <text:p>1.5</text:p>
          </table:table-cell>
          <table:table-cell table:style-name="ce3" table:formula="of:=[.$E$2]*IF([.A18]&gt;0;[.A18];[.$E$1]*EXP([.A18])-[.$E$1])" office:value-type="float" office:value="1.57605" calcext:value-type="float">
            <text:p>1.57605</text:p>
          </table:table-cell>
          <table:table-cell table:formula="of:=[.A18]*[.B18]" office:value-type="float" office:value="1.22636171429047" calcext:value-type="float">
            <text:p>1.2263617142904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(1+EXP(-1*[.A19]))" office:value-type="float" office:value="0.880797077977882" calcext:value-type="float">
            <text:p>0.880797077977882</text:p>
          </table:table-cell>
          <table:table-cell table:formula="of:=(2/(1+EXP(-2*[.A19]))) - 1" office:value-type="float" office:value="0.964027580075817" calcext:value-type="float">
            <text:p>0.964027580075817</text:p>
          </table:table-cell>
          <table:table-cell table:formula="of:=MAX(0;[.A19])" office:value-type="float" office:value="2" calcext:value-type="float">
            <text:p>2</text:p>
          </table:table-cell>
          <table:table-cell table:style-name="ce3" table:formula="of:=[.$E$2]*IF([.A19]&gt;0;[.A19];[.$E$1]*EXP([.A19])-[.$E$1])" office:value-type="float" office:value="2.1014" calcext:value-type="float">
            <text:p>2.1014</text:p>
          </table:table-cell>
          <table:table-cell table:formula="of:=[.A19]*[.B19]" office:value-type="float" office:value="1.76159415595576" calcext:value-type="float">
            <text:p>1.7615941559557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(1+EXP(-1*[.A20]))" office:value-type="float" office:value="0.952574126822433" calcext:value-type="float">
            <text:p>0.952574126822433</text:p>
          </table:table-cell>
          <table:table-cell table:formula="of:=(2/(1+EXP(-2*[.A20]))) - 1" office:value-type="float" office:value="0.995054753686731" calcext:value-type="float">
            <text:p>0.995054753686731</text:p>
          </table:table-cell>
          <table:table-cell table:formula="of:=MAX(0;[.A20])" office:value-type="float" office:value="3" calcext:value-type="float">
            <text:p>3</text:p>
          </table:table-cell>
          <table:table-cell table:style-name="ce3" table:formula="of:=[.$E$2]*IF([.A20]&gt;0;[.A20];[.$E$1]*EXP([.A20])-[.$E$1])" office:value-type="float" office:value="3.1521" calcext:value-type="float">
            <text:p>3.1521</text:p>
          </table:table-cell>
          <table:table-cell table:formula="of:=[.A20]*[.B20]" office:value-type="float" office:value="2.8577223804673" calcext:value-type="float">
            <text:p>2.857722380467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(1+EXP(-1*[.A21]))" office:value-type="float" office:value="0.982013790037908" calcext:value-type="float">
            <text:p>0.982013790037908</text:p>
          </table:table-cell>
          <table:table-cell table:formula="of:=(2/(1+EXP(-2*[.A21]))) - 1" office:value-type="float" office:value="0.999329299739067" calcext:value-type="float">
            <text:p>0.999329299739067</text:p>
          </table:table-cell>
          <table:table-cell table:formula="of:=MAX(0;[.A21])" office:value-type="float" office:value="4" calcext:value-type="float">
            <text:p>4</text:p>
          </table:table-cell>
          <table:table-cell table:style-name="ce3" table:formula="of:=[.$E$2]*IF([.A21]&gt;0;[.A21];[.$E$1]*EXP([.A21])-[.$E$1])" office:value-type="float" office:value="4.2028" calcext:value-type="float">
            <text:p>4.2028</text:p>
          </table:table-cell>
          <table:table-cell table:formula="of:=[.A21]*[.B21]" office:value-type="float" office:value="3.92805516015163" calcext:value-type="float">
            <text:p>3.9280551601516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(1+EXP(-1*[.A22]))" office:value-type="float" office:value="0.993307149075715" calcext:value-type="float">
            <text:p>0.993307149075715</text:p>
          </table:table-cell>
          <table:table-cell table:formula="of:=(2/(1+EXP(-2*[.A22]))) - 1" office:value-type="float" office:value="0.999909204262595" calcext:value-type="float">
            <text:p>0.999909204262595</text:p>
          </table:table-cell>
          <table:table-cell table:formula="of:=MAX(0;[.A22])" office:value-type="float" office:value="5" calcext:value-type="float">
            <text:p>5</text:p>
          </table:table-cell>
          <table:table-cell table:style-name="ce3" table:formula="of:=[.$E$2]*IF([.A22]&gt;0;[.A22];[.$E$1]*EXP([.A22])-[.$E$1])" office:value-type="float" office:value="5.2535" calcext:value-type="float">
            <text:p>5.2535</text:p>
          </table:table-cell>
          <table:table-cell table:formula="of:=[.A22]*[.B22]" office:value-type="float" office:value="4.96653574537858" calcext:value-type="float">
            <text:p>4.9665357453785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(1+EXP(-1*[.A23]))" office:value-type="float" office:value="0.997527376843365" calcext:value-type="float">
            <text:p>0.997527376843365</text:p>
          </table:table-cell>
          <table:table-cell table:formula="of:=(2/(1+EXP(-2*[.A23]))) - 1" office:value-type="float" office:value="0.999987711650796" calcext:value-type="float">
            <text:p>0.999987711650796</text:p>
          </table:table-cell>
          <table:table-cell table:formula="of:=MAX(0;[.A23])" office:value-type="float" office:value="6" calcext:value-type="float">
            <text:p>6</text:p>
          </table:table-cell>
          <table:table-cell table:style-name="ce3" table:formula="of:=[.$E$2]*IF([.A23]&gt;0;[.A23];[.$E$1]*EXP([.A23])-[.$E$1])" office:value-type="float" office:value="6.3042" calcext:value-type="float">
            <text:p>6.3042</text:p>
          </table:table-cell>
          <table:table-cell table:formula="of:=[.A23]*[.B23]" office:value-type="float" office:value="5.98516426106019" calcext:value-type="float">
            <text:p>5.98516426106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(1+EXP(-1*[.A24]))" office:value-type="float" office:value="0.999088948805599" calcext:value-type="float">
            <text:p>0.999088948805599</text:p>
          </table:table-cell>
          <table:table-cell table:formula="of:=(2/(1+EXP(-2*[.A24]))) - 1" office:value-type="float" office:value="0.999998336943944" calcext:value-type="float">
            <text:p>0.999998336943944</text:p>
          </table:table-cell>
          <table:table-cell table:formula="of:=MAX(0;[.A24])" office:value-type="float" office:value="7" calcext:value-type="float">
            <text:p>7</text:p>
          </table:table-cell>
          <table:table-cell table:style-name="ce3" table:formula="of:=[.$E$2]*IF([.A24]&gt;0;[.A24];[.$E$1]*EXP([.A24])-[.$E$1])" office:value-type="float" office:value="7.3549" calcext:value-type="float">
            <text:p>7.3549</text:p>
          </table:table-cell>
          <table:table-cell table:formula="of:=[.A24]*[.B24]" office:value-type="float" office:value="6.9936226416392" calcext:value-type="float">
            <text:p>6.993622641639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(1+EXP(-1*[.A25]))" office:value-type="float" office:value="0.999664649869534" calcext:value-type="float">
            <text:p>0.999664649869534</text:p>
          </table:table-cell>
          <table:table-cell table:formula="of:=(2/(1+EXP(-2*[.A25]))) - 1" office:value-type="float" office:value="0.999999774929676" calcext:value-type="float">
            <text:p>0.999999774929676</text:p>
          </table:table-cell>
          <table:table-cell table:formula="of:=MAX(0;[.A25])" office:value-type="float" office:value="8" calcext:value-type="float">
            <text:p>8</text:p>
          </table:table-cell>
          <table:table-cell table:style-name="ce3" table:formula="of:=[.$E$2]*IF([.A25]&gt;0;[.A25];[.$E$1]*EXP([.A25])-[.$E$1])" office:value-type="float" office:value="8.4056" calcext:value-type="float">
            <text:p>8.4056</text:p>
          </table:table-cell>
          <table:table-cell table:formula="of:=[.A25]*[.B25]" office:value-type="float" office:value="7.99731719895627" calcext:value-type="float">
            <text:p>7.997317198956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(1+EXP(-1*[.A26]))" office:value-type="float" office:value="0.999876605424014" calcext:value-type="float">
            <text:p>0.999876605424014</text:p>
          </table:table-cell>
          <table:table-cell table:formula="of:=(2/(1+EXP(-2*[.A26]))) - 1" office:value-type="float" office:value="0.999999969540041" calcext:value-type="float">
            <text:p>0.999999969540041</text:p>
          </table:table-cell>
          <table:table-cell table:formula="of:=MAX(0;[.A26])" office:value-type="float" office:value="9" calcext:value-type="float">
            <text:p>9</text:p>
          </table:table-cell>
          <table:table-cell table:style-name="ce3" table:formula="of:=[.$E$2]*IF([.A26]&gt;0;[.A26];[.$E$1]*EXP([.A26])-[.$E$1])" office:value-type="float" office:value="9.4563" calcext:value-type="float">
            <text:p>9.4563</text:p>
          </table:table-cell>
          <table:table-cell table:formula="of:=[.A26]*[.B26]" office:value-type="float" office:value="8.99888944881612" calcext:value-type="float">
            <text:p>8.9988894488161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(1+EXP(-1*[.A27]))" office:value-type="float" office:value="0.999954602131298" calcext:value-type="float">
            <text:p>0.999954602131298</text:p>
          </table:table-cell>
          <table:table-cell table:formula="of:=(2/(1+EXP(-2*[.A27]))) - 1" office:value-type="float" office:value="0.999999995877693" calcext:value-type="float">
            <text:p>0.999999995877693</text:p>
          </table:table-cell>
          <table:table-cell table:formula="of:=MAX(0;[.A27])" office:value-type="float" office:value="10" calcext:value-type="float">
            <text:p>10</text:p>
          </table:table-cell>
          <table:table-cell table:style-name="ce3" table:formula="of:=[.$E$2]*IF([.A27]&gt;0;[.A27];[.$E$1]*EXP([.A27])-[.$E$1])" office:value-type="float" office:value="10.507" calcext:value-type="float">
            <text:p>10.507</text:p>
          </table:table-cell>
          <table:table-cell table:formula="of:=[.A27]*[.B27]" office:value-type="float" office:value="9.99954602131298" calcext:value-type="float">
            <text:p>9.99954602131298</text:p>
          </table:table-cell>
          <table:table-cell table:number-columns-repeated="1018"/>
        </table:table-row>
        <table:table-row table:style-name="ro1">
          <table:table-cell table:formula="of:=[.A27]+10" office:value-type="float" office:value="20" calcext:value-type="float">
            <text:p>20</text:p>
          </table:table-cell>
          <table:table-cell table:formula="of:=1/(1+EXP(-1*[.A28]))" office:value-type="float" office:value="0.999999997938846" calcext:value-type="float">
            <text:p>0.999999997938846</text:p>
          </table:table-cell>
          <table:table-cell table:formula="of:=(2/(1+EXP(-2*[.A28]))) - 1" office:value-type="float" office:value="1" calcext:value-type="float">
            <text:p>1</text:p>
          </table:table-cell>
          <table:table-cell table:formula="of:=MAX(0;[.A28])" office:value-type="float" office:value="20" calcext:value-type="float">
            <text:p>20</text:p>
          </table:table-cell>
          <table:table-cell table:style-name="ce3" table:formula="of:=[.$E$2]*IF([.A28]&gt;0;[.A28];[.$E$1]*EXP([.A28])-[.$E$1])" office:value-type="float" office:value="21.014" calcext:value-type="float">
            <text:p>21.014</text:p>
          </table:table-cell>
          <table:table-cell table:formula="of:=[.A28]*[.B28]" office:value-type="float" office:value="19.9999999587769" calcext:value-type="float">
            <text:p>19.9999999587769</text:p>
          </table:table-cell>
          <table:table-cell table:number-columns-repeated="1018"/>
        </table:table-row>
        <table:table-row table:style-name="ro1">
          <table:table-cell table:formula="of:=[.A28]+10" office:value-type="float" office:value="30" calcext:value-type="float">
            <text:p>30</text:p>
          </table:table-cell>
          <table:table-cell table:formula="of:=1/(1+EXP(-1*[.A29]))" office:value-type="float" office:value="0.999999999999906" calcext:value-type="float">
            <text:p>0.999999999999906</text:p>
          </table:table-cell>
          <table:table-cell table:formula="of:=(2/(1+EXP(-2*[.A29]))) - 1" office:value-type="float" office:value="1" calcext:value-type="float">
            <text:p>1</text:p>
          </table:table-cell>
          <table:table-cell table:formula="of:=MAX(0;[.A29])" office:value-type="float" office:value="30" calcext:value-type="float">
            <text:p>30</text:p>
          </table:table-cell>
          <table:table-cell table:style-name="ce3" table:formula="of:=[.$E$2]*IF([.A29]&gt;0;[.A29];[.$E$1]*EXP([.A29])-[.$E$1])" office:value-type="float" office:value="31.521" calcext:value-type="float">
            <text:p>31.521</text:p>
          </table:table-cell>
          <table:table-cell table:formula="of:=[.A29]*[.B29]" office:value-type="float" office:value="29.9999999999972" calcext:value-type="float">
            <text:p>29.9999999999972</text:p>
          </table:table-cell>
          <table:table-cell table:number-columns-repeated="1018"/>
        </table:table-row>
        <table:table-row table:style-name="ro1">
          <table:table-cell table:formula="of:=[.A29]+10" office:value-type="float" office:value="40" calcext:value-type="float">
            <text:p>40</text:p>
          </table:table-cell>
          <table:table-cell table:formula="of:=1/(1+EXP(-1*[.A30]))" office:value-type="float" office:value="1" calcext:value-type="float">
            <text:p>1</text:p>
          </table:table-cell>
          <table:table-cell table:formula="of:=(2/(1+EXP(-2*[.A30]))) - 1" office:value-type="float" office:value="1" calcext:value-type="float">
            <text:p>1</text:p>
          </table:table-cell>
          <table:table-cell table:formula="of:=MAX(0;[.A30])" office:value-type="float" office:value="40" calcext:value-type="float">
            <text:p>40</text:p>
          </table:table-cell>
          <table:table-cell table:style-name="ce3" table:formula="of:=[.$E$2]*IF([.A30]&gt;0;[.A30];[.$E$1]*EXP([.A30])-[.$E$1])" office:value-type="float" office:value="42.028" calcext:value-type="float">
            <text:p>42.028</text:p>
          </table:table-cell>
          <table:table-cell table:formula="of:=[.A30]*[.B30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formula="of:=[.A30]+10" office:value-type="float" office:value="50" calcext:value-type="float">
            <text:p>50</text:p>
          </table:table-cell>
          <table:table-cell table:formula="of:=1/(1+EXP(-1*[.A31]))" office:value-type="float" office:value="1" calcext:value-type="float">
            <text:p>1</text:p>
          </table:table-cell>
          <table:table-cell table:formula="of:=(2/(1+EXP(-2*[.A31]))) - 1" office:value-type="float" office:value="1" calcext:value-type="float">
            <text:p>1</text:p>
          </table:table-cell>
          <table:table-cell table:formula="of:=MAX(0;[.A31])" office:value-type="float" office:value="50" calcext:value-type="float">
            <text:p>50</text:p>
          </table:table-cell>
          <table:table-cell table:style-name="ce3" table:formula="of:=[.$E$2]*IF([.A31]&gt;0;[.A31];[.$E$1]*EXP([.A31])-[.$E$1])" office:value-type="float" office:value="52.535" calcext:value-type="float">
            <text:p>52.535</text:p>
          </table:table-cell>
          <table:table-cell table:formula="of:=[.A31]*[.B31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formula="of:=[.A31]+10" office:value-type="float" office:value="60" calcext:value-type="float">
            <text:p>60</text:p>
          </table:table-cell>
          <table:table-cell table:formula="of:=1/(1+EXP(-1*[.A32]))" office:value-type="float" office:value="1" calcext:value-type="float">
            <text:p>1</text:p>
          </table:table-cell>
          <table:table-cell table:formula="of:=(2/(1+EXP(-2*[.A32]))) - 1" office:value-type="float" office:value="1" calcext:value-type="float">
            <text:p>1</text:p>
          </table:table-cell>
          <table:table-cell table:formula="of:=MAX(0;[.A32])" office:value-type="float" office:value="60" calcext:value-type="float">
            <text:p>60</text:p>
          </table:table-cell>
          <table:table-cell table:style-name="ce3" table:formula="of:=[.$E$2]*IF([.A32]&gt;0;[.A32];[.$E$1]*EXP([.A32])-[.$E$1])" office:value-type="float" office:value="63.042" calcext:value-type="float">
            <text:p>63.042</text:p>
          </table:table-cell>
          <table:table-cell table:formula="of:=[.A32]*[.B3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formula="of:=[.A32]+10" office:value-type="float" office:value="70" calcext:value-type="float">
            <text:p>70</text:p>
          </table:table-cell>
          <table:table-cell table:formula="of:=1/(1+EXP(-1*[.A33]))" office:value-type="float" office:value="1" calcext:value-type="float">
            <text:p>1</text:p>
          </table:table-cell>
          <table:table-cell table:formula="of:=(2/(1+EXP(-2*[.A33]))) - 1" office:value-type="float" office:value="1" calcext:value-type="float">
            <text:p>1</text:p>
          </table:table-cell>
          <table:table-cell table:formula="of:=MAX(0;[.A33])" office:value-type="float" office:value="70" calcext:value-type="float">
            <text:p>70</text:p>
          </table:table-cell>
          <table:table-cell table:style-name="ce3" table:formula="of:=[.$E$2]*IF([.A33]&gt;0;[.A33];[.$E$1]*EXP([.A33])-[.$E$1])" office:value-type="float" office:value="73.549" calcext:value-type="float">
            <text:p>73.549</text:p>
          </table:table-cell>
          <table:table-cell table:formula="of:=[.A33]*[.B33]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formula="of:=[.A33]+10" office:value-type="float" office:value="80" calcext:value-type="float">
            <text:p>80</text:p>
          </table:table-cell>
          <table:table-cell table:formula="of:=1/(1+EXP(-1*[.A34]))" office:value-type="float" office:value="1" calcext:value-type="float">
            <text:p>1</text:p>
          </table:table-cell>
          <table:table-cell table:formula="of:=(2/(1+EXP(-2*[.A34]))) - 1" office:value-type="float" office:value="1" calcext:value-type="float">
            <text:p>1</text:p>
          </table:table-cell>
          <table:table-cell table:formula="of:=MAX(0;[.A34])" office:value-type="float" office:value="80" calcext:value-type="float">
            <text:p>80</text:p>
          </table:table-cell>
          <table:table-cell table:style-name="ce3" table:formula="of:=[.$E$2]*IF([.A34]&gt;0;[.A34];[.$E$1]*EXP([.A34])-[.$E$1])" office:value-type="float" office:value="84.056" calcext:value-type="float">
            <text:p>84.056</text:p>
          </table:table-cell>
          <table:table-cell table:formula="of:=[.A34]*[.B34]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formula="of:=[.A34]+10" office:value-type="float" office:value="90" calcext:value-type="float">
            <text:p>90</text:p>
          </table:table-cell>
          <table:table-cell table:formula="of:=1/(1+EXP(-1*[.A35]))" office:value-type="float" office:value="1" calcext:value-type="float">
            <text:p>1</text:p>
          </table:table-cell>
          <table:table-cell table:formula="of:=(2/(1+EXP(-2*[.A35]))) - 1" office:value-type="float" office:value="1" calcext:value-type="float">
            <text:p>1</text:p>
          </table:table-cell>
          <table:table-cell table:formula="of:=MAX(0;[.A35])" office:value-type="float" office:value="90" calcext:value-type="float">
            <text:p>90</text:p>
          </table:table-cell>
          <table:table-cell table:style-name="ce3" table:formula="of:=[.$E$2]*IF([.A35]&gt;0;[.A35];[.$E$1]*EXP([.A35])-[.$E$1])" office:value-type="float" office:value="94.563" calcext:value-type="float">
            <text:p>94.563</text:p>
          </table:table-cell>
          <table:table-cell table:formula="of:=[.A35]*[.B35]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formula="of:=[.A35]+10" office:value-type="float" office:value="100" calcext:value-type="float">
            <text:p>100</text:p>
          </table:table-cell>
          <table:table-cell table:formula="of:=1/(1+EXP(-1*[.A36]))" office:value-type="float" office:value="1" calcext:value-type="float">
            <text:p>1</text:p>
          </table:table-cell>
          <table:table-cell table:formula="of:=(2/(1+EXP(-2*[.A36]))) - 1" office:value-type="float" office:value="1" calcext:value-type="float">
            <text:p>1</text:p>
          </table:table-cell>
          <table:table-cell table:formula="of:=MAX(0;[.A36])" office:value-type="float" office:value="100" calcext:value-type="float">
            <text:p>100</text:p>
          </table:table-cell>
          <table:table-cell table:style-name="ce3" table:formula="of:=[.$E$2]*IF([.A36]&gt;0;[.A36];[.$E$1]*EXP([.A36])-[.$E$1])" office:value-type="float" office:value="105.07" calcext:value-type="float">
            <text:p>105.07</text:p>
          </table:table-cell>
          <table:table-cell table:formula="of:=[.A36]*[.B3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formula="of:=[.A36]+10" office:value-type="float" office:value="110" calcext:value-type="float">
            <text:p>110</text:p>
          </table:table-cell>
          <table:table-cell table:formula="of:=1/(1+EXP(-1*[.A37]))" office:value-type="float" office:value="1" calcext:value-type="float">
            <text:p>1</text:p>
          </table:table-cell>
          <table:table-cell table:formula="of:=(2/(1+EXP(-2*[.A37]))) - 1" office:value-type="float" office:value="1" calcext:value-type="float">
            <text:p>1</text:p>
          </table:table-cell>
          <table:table-cell table:formula="of:=MAX(0;[.A37])" office:value-type="float" office:value="110" calcext:value-type="float">
            <text:p>110</text:p>
          </table:table-cell>
          <table:table-cell table:style-name="ce3" table:formula="of:=[.$E$2]*IF([.A37]&gt;0;[.A37];[.$E$1]*EXP([.A37])-[.$E$1])" office:value-type="float" office:value="115.577" calcext:value-type="float">
            <text:p>115.577</text:p>
          </table:table-cell>
          <table:table-cell table:formula="of:=[.A37]*[.B37]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formula="of:=[.A37]+10" office:value-type="float" office:value="120" calcext:value-type="float">
            <text:p>120</text:p>
          </table:table-cell>
          <table:table-cell table:formula="of:=1/(1+EXP(-1*[.A38]))" office:value-type="float" office:value="1" calcext:value-type="float">
            <text:p>1</text:p>
          </table:table-cell>
          <table:table-cell table:formula="of:=(2/(1+EXP(-2*[.A38]))) - 1" office:value-type="float" office:value="1" calcext:value-type="float">
            <text:p>1</text:p>
          </table:table-cell>
          <table:table-cell table:formula="of:=MAX(0;[.A38])" office:value-type="float" office:value="120" calcext:value-type="float">
            <text:p>120</text:p>
          </table:table-cell>
          <table:table-cell table:style-name="ce3" table:formula="of:=[.$E$2]*IF([.A38]&gt;0;[.A38];[.$E$1]*EXP([.A38])-[.$E$1])" office:value-type="float" office:value="126.084" calcext:value-type="float">
            <text:p>126.084</text:p>
          </table:table-cell>
          <table:table-cell table:formula="of:=[.A38]*[.B38]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formula="of:=[.A38]+10" office:value-type="float" office:value="130" calcext:value-type="float">
            <text:p>130</text:p>
          </table:table-cell>
          <table:table-cell table:formula="of:=1/(1+EXP(-1*[.A39]))" office:value-type="float" office:value="1" calcext:value-type="float">
            <text:p>1</text:p>
          </table:table-cell>
          <table:table-cell table:formula="of:=(2/(1+EXP(-2*[.A39]))) - 1" office:value-type="float" office:value="1" calcext:value-type="float">
            <text:p>1</text:p>
          </table:table-cell>
          <table:table-cell table:formula="of:=MAX(0;[.A39])" office:value-type="float" office:value="130" calcext:value-type="float">
            <text:p>130</text:p>
          </table:table-cell>
          <table:table-cell table:style-name="ce3" table:formula="of:=[.$E$2]*IF([.A39]&gt;0;[.A39];[.$E$1]*EXP([.A39])-[.$E$1])" office:value-type="float" office:value="136.591" calcext:value-type="float">
            <text:p>136.591</text:p>
          </table:table-cell>
          <table:table-cell table:formula="of:=[.A39]*[.B39]"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table:formula="of:=[.A39]+10" office:value-type="float" office:value="140" calcext:value-type="float">
            <text:p>140</text:p>
          </table:table-cell>
          <table:table-cell table:formula="of:=1/(1+EXP(-1*[.A40]))" office:value-type="float" office:value="1" calcext:value-type="float">
            <text:p>1</text:p>
          </table:table-cell>
          <table:table-cell table:formula="of:=(2/(1+EXP(-2*[.A40]))) - 1" office:value-type="float" office:value="1" calcext:value-type="float">
            <text:p>1</text:p>
          </table:table-cell>
          <table:table-cell table:formula="of:=MAX(0;[.A40])" office:value-type="float" office:value="140" calcext:value-type="float">
            <text:p>140</text:p>
          </table:table-cell>
          <table:table-cell table:style-name="ce3" table:formula="of:=[.$E$2]*IF([.A40]&gt;0;[.A40];[.$E$1]*EXP([.A40])-[.$E$1])" office:value-type="float" office:value="147.098" calcext:value-type="float">
            <text:p>147.098</text:p>
          </table:table-cell>
          <table:table-cell table:formula="of:=[.A40]*[.B40]"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formula="of:=[.A40]+10" office:value-type="float" office:value="150" calcext:value-type="float">
            <text:p>150</text:p>
          </table:table-cell>
          <table:table-cell table:formula="of:=1/(1+EXP(-1*[.A41]))" office:value-type="float" office:value="1" calcext:value-type="float">
            <text:p>1</text:p>
          </table:table-cell>
          <table:table-cell table:formula="of:=(2/(1+EXP(-2*[.A41]))) - 1" office:value-type="float" office:value="1" calcext:value-type="float">
            <text:p>1</text:p>
          </table:table-cell>
          <table:table-cell table:formula="of:=MAX(0;[.A41])" office:value-type="float" office:value="150" calcext:value-type="float">
            <text:p>150</text:p>
          </table:table-cell>
          <table:table-cell table:style-name="ce3" table:formula="of:=[.$E$2]*IF([.A41]&gt;0;[.A41];[.$E$1]*EXP([.A41])-[.$E$1])" office:value-type="float" office:value="157.605" calcext:value-type="float">
            <text:p>157.605</text:p>
          </table:table-cell>
          <table:table-cell table:formula="of:=[.A41]*[.B41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formula="of:=[.A41]+10" office:value-type="float" office:value="160" calcext:value-type="float">
            <text:p>160</text:p>
          </table:table-cell>
          <table:table-cell table:formula="of:=1/(1+EXP(-1*[.A42]))" office:value-type="float" office:value="1" calcext:value-type="float">
            <text:p>1</text:p>
          </table:table-cell>
          <table:table-cell table:formula="of:=(2/(1+EXP(-2*[.A42]))) - 1" office:value-type="float" office:value="1" calcext:value-type="float">
            <text:p>1</text:p>
          </table:table-cell>
          <table:table-cell table:formula="of:=MAX(0;[.A42])" office:value-type="float" office:value="160" calcext:value-type="float">
            <text:p>160</text:p>
          </table:table-cell>
          <table:table-cell table:style-name="ce3" table:formula="of:=[.$E$2]*IF([.A42]&gt;0;[.A42];[.$E$1]*EXP([.A42])-[.$E$1])" office:value-type="float" office:value="168.112" calcext:value-type="float">
            <text:p>168.112</text:p>
          </table:table-cell>
          <table:table-cell table:formula="of:=[.A42]*[.B42]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formula="of:=[.A42]+10" office:value-type="float" office:value="170" calcext:value-type="float">
            <text:p>170</text:p>
          </table:table-cell>
          <table:table-cell table:formula="of:=1/(1+EXP(-1*[.A43]))" office:value-type="float" office:value="1" calcext:value-type="float">
            <text:p>1</text:p>
          </table:table-cell>
          <table:table-cell table:formula="of:=(2/(1+EXP(-2*[.A43]))) - 1" office:value-type="float" office:value="1" calcext:value-type="float">
            <text:p>1</text:p>
          </table:table-cell>
          <table:table-cell table:formula="of:=MAX(0;[.A43])" office:value-type="float" office:value="170" calcext:value-type="float">
            <text:p>170</text:p>
          </table:table-cell>
          <table:table-cell table:style-name="ce3" table:formula="of:=[.$E$2]*IF([.A43]&gt;0;[.A43];[.$E$1]*EXP([.A43])-[.$E$1])" office:value-type="float" office:value="178.619" calcext:value-type="float">
            <text:p>178.619</text:p>
          </table:table-cell>
          <table:table-cell table:formula="of:=[.A43]*[.B43]"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formula="of:=[.A43]+10" office:value-type="float" office:value="180" calcext:value-type="float">
            <text:p>180</text:p>
          </table:table-cell>
          <table:table-cell table:formula="of:=1/(1+EXP(-1*[.A44]))" office:value-type="float" office:value="1" calcext:value-type="float">
            <text:p>1</text:p>
          </table:table-cell>
          <table:table-cell table:formula="of:=(2/(1+EXP(-2*[.A44]))) - 1" office:value-type="float" office:value="1" calcext:value-type="float">
            <text:p>1</text:p>
          </table:table-cell>
          <table:table-cell table:formula="of:=MAX(0;[.A44])" office:value-type="float" office:value="180" calcext:value-type="float">
            <text:p>180</text:p>
          </table:table-cell>
          <table:table-cell table:style-name="ce3" table:formula="of:=[.$E$2]*IF([.A44]&gt;0;[.A44];[.$E$1]*EXP([.A44])-[.$E$1])" office:value-type="float" office:value="189.126" calcext:value-type="float">
            <text:p>189.126</text:p>
          </table:table-cell>
          <table:table-cell table:formula="of:=[.A44]*[.B44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formula="of:=[.A44]+10" office:value-type="float" office:value="190" calcext:value-type="float">
            <text:p>190</text:p>
          </table:table-cell>
          <table:table-cell table:formula="of:=1/(1+EXP(-1*[.A45]))" office:value-type="float" office:value="1" calcext:value-type="float">
            <text:p>1</text:p>
          </table:table-cell>
          <table:table-cell table:formula="of:=(2/(1+EXP(-2*[.A45]))) - 1" office:value-type="float" office:value="1" calcext:value-type="float">
            <text:p>1</text:p>
          </table:table-cell>
          <table:table-cell table:formula="of:=MAX(0;[.A45])" office:value-type="float" office:value="190" calcext:value-type="float">
            <text:p>190</text:p>
          </table:table-cell>
          <table:table-cell table:style-name="ce3" table:formula="of:=[.$E$2]*IF([.A45]&gt;0;[.A45];[.$E$1]*EXP([.A45])-[.$E$1])" office:value-type="float" office:value="199.633" calcext:value-type="float">
            <text:p>199.633</text:p>
          </table:table-cell>
          <table:table-cell table:formula="of:=[.A45]*[.B45]"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table:formula="of:=[.A45]+10" office:value-type="float" office:value="200" calcext:value-type="float">
            <text:p>200</text:p>
          </table:table-cell>
          <table:table-cell table:formula="of:=1/(1+EXP(-1*[.A46]))" office:value-type="float" office:value="1" calcext:value-type="float">
            <text:p>1</text:p>
          </table:table-cell>
          <table:table-cell table:formula="of:=(2/(1+EXP(-2*[.A46]))) - 1" office:value-type="float" office:value="1" calcext:value-type="float">
            <text:p>1</text:p>
          </table:table-cell>
          <table:table-cell table:formula="of:=MAX(0;[.A46])" office:value-type="float" office:value="200" calcext:value-type="float">
            <text:p>200</text:p>
          </table:table-cell>
          <table:table-cell table:style-name="ce3" table:formula="of:=[.$E$2]*IF([.A46]&gt;0;[.A46];[.$E$1]*EXP([.A46])-[.$E$1])" office:value-type="float" office:value="210.14" calcext:value-type="float">
            <text:p>210.14</text:p>
          </table:table-cell>
          <table:table-cell table:formula="of:=[.A46]*[.B46]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formula="of:=[.A46]+10" office:value-type="float" office:value="210" calcext:value-type="float">
            <text:p>210</text:p>
          </table:table-cell>
          <table:table-cell table:formula="of:=1/(1+EXP(-1*[.A47]))" office:value-type="float" office:value="1" calcext:value-type="float">
            <text:p>1</text:p>
          </table:table-cell>
          <table:table-cell table:formula="of:=(2/(1+EXP(-2*[.A47]))) - 1" office:value-type="float" office:value="1" calcext:value-type="float">
            <text:p>1</text:p>
          </table:table-cell>
          <table:table-cell table:formula="of:=MAX(0;[.A47])" office:value-type="float" office:value="210" calcext:value-type="float">
            <text:p>210</text:p>
          </table:table-cell>
          <table:table-cell table:style-name="ce3" table:formula="of:=[.$E$2]*IF([.A47]&gt;0;[.A47];[.$E$1]*EXP([.A47])-[.$E$1])" office:value-type="float" office:value="220.647" calcext:value-type="float">
            <text:p>220.647</text:p>
          </table:table-cell>
          <table:table-cell table:formula="of:=[.A47]*[.B47]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formula="of:=[.A47]+10" office:value-type="float" office:value="220" calcext:value-type="float">
            <text:p>220</text:p>
          </table:table-cell>
          <table:table-cell table:formula="of:=1/(1+EXP(-1*[.A48]))" office:value-type="float" office:value="1" calcext:value-type="float">
            <text:p>1</text:p>
          </table:table-cell>
          <table:table-cell table:formula="of:=(2/(1+EXP(-2*[.A48]))) - 1" office:value-type="float" office:value="1" calcext:value-type="float">
            <text:p>1</text:p>
          </table:table-cell>
          <table:table-cell table:formula="of:=MAX(0;[.A48])" office:value-type="float" office:value="220" calcext:value-type="float">
            <text:p>220</text:p>
          </table:table-cell>
          <table:table-cell table:style-name="ce3" table:formula="of:=[.$E$2]*IF([.A48]&gt;0;[.A48];[.$E$1]*EXP([.A48])-[.$E$1])" office:value-type="float" office:value="231.154" calcext:value-type="float">
            <text:p>231.154</text:p>
          </table:table-cell>
          <table:table-cell table:formula="of:=[.A48]*[.B48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formula="of:=[.A48]+10" office:value-type="float" office:value="230" calcext:value-type="float">
            <text:p>230</text:p>
          </table:table-cell>
          <table:table-cell table:formula="of:=1/(1+EXP(-1*[.A49]))" office:value-type="float" office:value="1" calcext:value-type="float">
            <text:p>1</text:p>
          </table:table-cell>
          <table:table-cell table:formula="of:=(2/(1+EXP(-2*[.A49]))) - 1" office:value-type="float" office:value="1" calcext:value-type="float">
            <text:p>1</text:p>
          </table:table-cell>
          <table:table-cell table:formula="of:=MAX(0;[.A49])" office:value-type="float" office:value="230" calcext:value-type="float">
            <text:p>230</text:p>
          </table:table-cell>
          <table:table-cell table:style-name="ce3" table:formula="of:=[.$E$2]*IF([.A49]&gt;0;[.A49];[.$E$1]*EXP([.A49])-[.$E$1])" office:value-type="float" office:value="241.661" calcext:value-type="float">
            <text:p>241.661</text:p>
          </table:table-cell>
          <table:table-cell table:formula="of:=[.A49]*[.B49]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table:formula="of:=[.A49]+10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formula="of:=[.A50]+10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formula="of:=[.A51]+10"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table:formula="of:=[.A52]+10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formula="of:=[.A53]+10"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table:formula="of:=[.A54]+10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[.A55]+10"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table:formula="of:=[.A56]+10"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table:formula="of:=[.A57]+10"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table:formula="of:=[.A58]+10"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table:formula="of:=[.A59]+10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formula="of:=[.A60]+10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formula="of:=[.A61]+10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formula="of:=[.A62]+10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formula="of:=[.A63]+10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formula="of:=[.A64]+10"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table:formula="of:=[.A65]+10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formula="of:=[.A66]+10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formula="of:=[.A67]+10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formula="of:=[.A68]+10"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table:formula="of:=[.A69]+10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formula="of:=[.A70]+10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formula="of:=[.A71]+10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formula="of:=[.A72]+10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formula="of:=[.A73]+10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[.A74]+10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formula="of:=[.A75]+10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[.A76]+10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formula="of:=[.A77]+10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[.A78]+10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formula="of:=[.A79]+10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[.A80]+10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formula="of:=[.A81]+10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formula="of:=[.A82]+10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formula="of:=[.A83]+10"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table:formula="of:=[.A84]+10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formula="of:=[.A85]+10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formula="of:=[.A86]+10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formula="of:=[.A87]+10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formula="of:=[.A88]+10"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table:formula="of:=[.A89]+10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formula="of:=[.A90]+10"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table:formula="of:=[.A91]+10" office:value-type="float" office:value="660" calcext:value-type="float">
            <text:p>660</text:p>
          </table:table-cell>
          <table:table-cell table:number-columns-repeated="1023"/>
        </table:table-row>
        <table:table-row table:style-name="ro1">
          <table:table-cell table:formula="of:=[.A92]+10" office:value-type="float" office:value="670" calcext:value-type="float">
            <text:p>670</text:p>
          </table:table-cell>
          <table:table-cell table:number-columns-repeated="1023"/>
        </table:table-row>
        <table:table-row table:style-name="ro1">
          <table:table-cell table:formula="of:=[.A93]+10" office:value-type="float" office:value="680" calcext:value-type="float">
            <text:p>680</text:p>
          </table:table-cell>
          <table:table-cell table:number-columns-repeated="1023"/>
        </table:table-row>
        <table:table-row table:style-name="ro1">
          <table:table-cell table:formula="of:=[.A94]+10" office:value-type="float" office:value="690" calcext:value-type="float">
            <text:p>690</text:p>
          </table:table-cell>
          <table:table-cell table:number-columns-repeated="1023"/>
        </table:table-row>
        <table:table-row table:style-name="ro1">
          <table:table-cell table:formula="of:=[.A95]+10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formula="of:=[.A96]+10" office:value-type="float" office:value="710" calcext:value-type="float">
            <text:p>710</text:p>
          </table:table-cell>
          <table:table-cell table:number-columns-repeated="1023"/>
        </table:table-row>
        <table:table-row table:style-name="ro1">
          <table:table-cell table:formula="of:=[.A97]+10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formula="of:=[.A98]+10"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table:formula="of:=[.A99]+10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formula="of:=[.A100]+10"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formula="of:=[.A101]+10" office:value-type="float" office:value="760" calcext:value-type="float">
            <text:p>760</text:p>
          </table:table-cell>
          <table:table-cell table:number-columns-repeated="1023"/>
        </table:table-row>
        <table:table-row table:style-name="ro1">
          <table:table-cell table:formula="of:=[.A102]+10" office:value-type="float" office:value="770" calcext:value-type="float">
            <text:p>770</text:p>
          </table:table-cell>
          <table:table-cell table:number-columns-repeated="1023"/>
        </table:table-row>
        <table:table-row table:style-name="ro1">
          <table:table-cell table:formula="of:=[.A103]+10"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table:formula="of:=[.A104]+10" office:value-type="float" office:value="790" calcext:value-type="float">
            <text:p>790</text:p>
          </table:table-cell>
          <table:table-cell table:number-columns-repeated="102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08:47:59.64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06:30:49.285000000</meta:creation-date>
    <dc:date>2023-04-06T09:10:38.981000000</dc:date>
    <meta:editing-duration>PT7M20S</meta:editing-duration>
    <meta:editing-cycles>3</meta:editing-cycles>
    <meta:generator>LibreOffice/7.2.1.2$Windows_X86_64 LibreOffice_project/87b77fad49947c1441b67c559c339af8f3517e22</meta:generator>
    <meta:document-statistic meta:table-count="1" meta:cell-count="33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703cm" style:legend-expansion="high" chart:style-name="ch2"/>
        <chart:plot-area chart:style-name="ch3" table:cell-range-address="'activation functions'.A4:'activation functions'.A49 'activation functions'.D4:'activation functions'.F49" chart:data-source-has-labels="row" svg:x="0.32cm" svg:y="0.18cm" svg:width="13.09cm" svg:height="8.64cm">
          <chart:coordinate-region svg:x="0.558cm" svg:y="0.18cm" svg:width="12.666cm" svg:height="8.4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ctivation functions'.D5:'activation functions'.D49" chart:label-cell-address="'activation functions'.D4:'activation functions'.D4" chart:class="chart:scatter">
            <chart:domain table:cell-range-address="'activation functions'.A5:'activation functions'.A49"/>
            <chart:data-point chart:repeated="45"/>
          </chart:series>
          <chart:series chart:style-name="ch8" chart:values-cell-range-address="'activation functions'.E5:'activation functions'.E49" chart:label-cell-address="'activation functions'.E4:'activation functions'.E4" chart:class="chart:scatter">
            <chart:data-point chart:repeated="45"/>
          </chart:series>
          <chart:series chart:style-name="ch9" chart:values-cell-range-address="'activation functions'.F5:'activation functions'.F49" chart:label-cell-address="'activation functions'.F4:'activation functions'.F4" chart:class="chart:scatter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ReLU</text:p>
                <draw:g>
                  <svg:desc>'activation functions'.D4:'activation functions'.D4</svg:desc>
                </draw:g>
              </table:table-cell>
              <table:table-cell office:value-type="string">
                <text:p>SELU</text:p>
                <draw:g>
                  <svg:desc>'activation functions'.E4:'activation functions'.E4</svg:desc>
                </draw:g>
              </table:table-cell>
              <table:table-cell office:value-type="string">
                <text:p>Swish</text:p>
                <draw:g>
                  <svg:desc>'activation functions'.F4:'activation functions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'activation functions'.A5:'activation functions'.A49</svg:desc>
                </draw:g>
              </table:table-cell>
              <table:table-cell office:value-type="float" office:value="0">
                <text:p>0</text:p>
                <draw:g>
                  <svg:desc>'activation functions'.D5:'activation functions'.D49</svg:desc>
                </draw:g>
              </table:table-cell>
              <table:table-cell office:value-type="float" office:value="-1.75813631">
                <text:p>-1.75813631</text:p>
                <draw:g>
                  <svg:desc>'activation functions'.E5:'activation functions'.E49</svg:desc>
                </draw:g>
              </table:table-cell>
              <table:table-cell office:value-type="float" office:value="-2.76779305347348E-085">
                <text:p>-2.76779305347348E-085</text:p>
                <draw:g>
                  <svg:desc>'activation functions'.F5:'activation functions'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-1.75813631">
                <text:p>-1.75813631</text:p>
              </table:table-cell>
              <table:table-cell office:value-type="float" office:value="-3.72007597602084E-042">
                <text:p>-3.72007597602084E-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.75813631">
                <text:p>-1.75813631</text:p>
              </table:table-cell>
              <table:table-cell office:value-type="float" office:value="-9.64374923981959E-021">
                <text:p>-9.64374923981959E-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-1.75813630637621">
                <text:p>-1.75813630637621</text:p>
              </table:table-cell>
              <table:table-cell office:value-type="float" office:value="-0.0000000412230723638">
                <text:p>-0.0000000412230723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1.75805649073501">
                <text:p>-1.75805649073501</text:p>
              </table:table-cell>
              <table:table-cell office:value-type="float" office:value="-0.000453978687024344">
                <text:p>-0.000453978687024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.75754652097324">
                <text:p>-1.75754652097324</text:p>
              </table:table-cell>
              <table:table-cell office:value-type="float" office:value="-0.00268280104373182">
                <text:p>-0.00268280104373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1.74629008072605">
                <text:p>-1.74629008072605</text:p>
              </table:table-cell>
              <table:table-cell office:value-type="float" office:value="-0.0334642546214243">
                <text:p>-0.0334642546214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1.67060385733401">
                <text:p>-1.67060385733401</text:p>
              </table:table-cell>
              <table:table-cell office:value-type="float" office:value="-0.1422776195327">
                <text:p>-0.1422776195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52019843451758">
                <text:p>-1.52019843451758</text:p>
              </table:table-cell>
              <table:table-cell office:value-type="float" office:value="-0.238405844044235">
                <text:p>-0.238405844044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.11135410677398">
                <text:p>-1.11135410677398</text:p>
              </table:table-cell>
              <table:table-cell office:value-type="float" office:value="-0.268941421369995">
                <text:p>-0.26894142136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2535">
                <text:p>0.52535</text:p>
              </table:table-cell>
              <table:table-cell office:value-type="float" office:value="0.311229665600927">
                <text:p>0.311229665600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4563">
                <text:p>0.94563</text:p>
              </table:table-cell>
              <table:table-cell office:value-type="float" office:value="0.639854552362504">
                <text:p>0.639854552362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7605">
                <text:p>1.57605</text:p>
              </table:table-cell>
              <table:table-cell office:value-type="float" office:value="1.22636171429047">
                <text:p>1.22636171429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014">
                <text:p>2.1014</text:p>
              </table:table-cell>
              <table:table-cell office:value-type="float" office:value="1.76159415595576">
                <text:p>1.76159415595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521">
                <text:p>3.1521</text:p>
              </table:table-cell>
              <table:table-cell office:value-type="float" office:value="2.8577223804673">
                <text:p>2.8577223804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028">
                <text:p>4.2028</text:p>
              </table:table-cell>
              <table:table-cell office:value-type="float" office:value="3.92805516015163">
                <text:p>3.928055160151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2535">
                <text:p>5.2535</text:p>
              </table:table-cell>
              <table:table-cell office:value-type="float" office:value="4.96653574537858">
                <text:p>4.96653574537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3042">
                <text:p>6.3042</text:p>
              </table:table-cell>
              <table:table-cell office:value-type="float" office:value="5.98516426106019">
                <text:p>5.98516426106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3549">
                <text:p>7.3549</text:p>
              </table:table-cell>
              <table:table-cell office:value-type="float" office:value="6.9936226416392">
                <text:p>6.9936226416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056">
                <text:p>8.4056</text:p>
              </table:table-cell>
              <table:table-cell office:value-type="float" office:value="7.99731719895627">
                <text:p>7.997317198956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4563">
                <text:p>9.4563</text:p>
              </table:table-cell>
              <table:table-cell office:value-type="float" office:value="8.99888944881612">
                <text:p>8.99888944881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507">
                <text:p>10.507</text:p>
              </table:table-cell>
              <table:table-cell office:value-type="float" office:value="9.99954602131298">
                <text:p>9.99954602131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.014">
                <text:p>21.014</text:p>
              </table:table-cell>
              <table:table-cell office:value-type="float" office:value="19.9999999587769">
                <text:p>19.9999999587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.521">
                <text:p>31.521</text:p>
              </table:table-cell>
              <table:table-cell office:value-type="float" office:value="29.9999999999972">
                <text:p>29.9999999999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.028">
                <text:p>42.0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.535">
                <text:p>52.5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.042">
                <text:p>63.0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.549">
                <text:p>73.5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4.056">
                <text:p>84.0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4.563">
                <text:p>94.5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.07">
                <text:p>105.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5.577">
                <text:p>115.5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6.084">
                <text:p>126.0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6.591">
                <text:p>136.5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7.098">
                <text:p>147.0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7.605">
                <text:p>157.6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8.112">
                <text:p>168.1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8.619">
                <text:p>178.61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9.126">
                <text:p>189.1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9.633">
                <text:p>199.6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0.14">
                <text:p>210.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0.647">
                <text:p>220.64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31.154">
                <text:p>231.1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41.661">
                <text:p>241.661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